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6967f"/>
    </style:style>
    <style:style style:name="P2" style:family="paragraph" style:parent-style-name="Heading_20_1">
      <style:paragraph-properties fo:break-before="page"/>
      <style:text-properties officeooo:paragraph-rsid="0018c853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.0598in" style:contextual-spacing="false"/>
      <style:text-properties style:font-name="Liberation Mono"/>
    </style:style>
    <style:style style:name="P9" style:family="paragraph" style:parent-style-name="Text_20_body">
      <style:paragraph-properties fo:margin-top="0in" fo:margin-bottom="0.2in" style:contextual-spacing="false"/>
      <style:text-properties style:font-name="Liberation Mono"/>
    </style:style>
    <style:style style:name="P10" style:family="paragraph" style:parent-style-name="Text_20_body">
      <style:paragraph-properties fo:margin-top="0.1598in" fo:margin-bottom="0.0598in" style:contextual-spacing="false"/>
      <style:text-properties style:font-name="Liberation Mono"/>
    </style:style>
    <style:style style:name="P11" style:family="paragraph" style:parent-style-name="Text_20_body">
      <style:paragraph-properties fo:margin-top="0in" fo:margin-bottom="0.0598in" style:contextual-spacing="false"/>
      <style:text-properties style:font-name="Liberation Mono" officeooo:paragraph-rsid="0018c853"/>
    </style:style>
    <style:style style:name="P12" style:family="paragraph" style:parent-style-name="Text_20_body">
      <style:paragraph-properties fo:margin-top="0in" fo:margin-bottom="0.1402in" style:contextual-spacing="false"/>
      <style:text-properties style:font-name="Liberation Mono"/>
    </style:style>
    <style:style style:name="P13" style:family="paragraph" style:parent-style-name="Text_20_body">
      <style:paragraph-properties fo:margin-top="0in" fo:margin-bottom="0.1598in" style:contextual-spacing="false"/>
      <style:text-properties style:font-name="Liberation Mono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style:text-position="super 58%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962. Maximum Width Ramp</text:h>
      <text:p text:style-name="Text_20_body"><text:span text:style-name="Strong_20_Emphasis">A </text:span><text:span text:style-name="Strong_20_Emphasis"><text:span text:style-name="T1">ramp</text:span></text:span><text:span text:style-name="Strong_20_Emphasis"> in an integer array </text:span><text:span text:style-name="Strong_20_Emphasis"><text:span text:style-name="Source_20_Text"><text:span text:style-name="T2">nums</text:span></text:span></text:span><text:span text:style-name="Strong_20_Emphasis"> is a pair </text:span><text:span text:style-name="Strong_20_Emphasis"><text:span text:style-name="Source_20_Text"><text:span text:style-name="T2">(i, j)</text:span></text:span></text:span><text:span text:style-name="Strong_20_Emphasis"> for which </text:span><text:span text:style-name="Strong_20_Emphasis"><text:span text:style-name="Source_20_Text"><text:span text:style-name="T2">i &lt; j</text:span></text:span></text:span><text:span text:style-name="Strong_20_Emphasis"> and </text:span><text:span text:style-name="Strong_20_Emphasis"><text:span text:style-name="Source_20_Text"><text:span text:style-name="T2">nums[i] &lt;= nums[j]</text:span></text:span></text:span><text:span text:style-name="Strong_20_Emphasis">. The </text:span><text:span text:style-name="Strong_20_Emphasis"><text:span text:style-name="T1">width</text:span></text:span><text:span text:style-name="Strong_20_Emphasis"> of such a ramp is </text:span><text:span text:style-name="Strong_20_Emphasis"><text:span text:style-name="Source_20_Text"><text:span text:style-name="T2">j - i</text:span></text:span></text:span><text:span text:style-name="Strong_20_Emphasis">.</text:span></text:p>
      <text:p text:style-name="P5">Given an integer array <text:span text:style-name="Source_20_Text"><text:span text:style-name="T2">nums</text:span></text:span>, return <text:span text:style-name="Emphasis"><text:span text:style-name="T1">the maximum width of a </text:span></text:span><text:span text:style-name="Emphasis"><text:span text:style-name="Strong_20_Emphasis"><text:span text:style-name="T1">ramp</text:span></text:span></text:span><text:span text:style-name="Emphasis"><text:span text:style-name="T1"> in </text:span></text:span><text:span text:style-name="Source_20_Text"><text:span text:style-name="T2">nums</text:span></text:span>. If there is no <text:span text:style-name="Strong_20_Emphasis"><text:span text:style-name="T1">ramp</text:span></text:span> in <text:span text:style-name="Source_20_Text"><text:span text:style-name="T2">nums</text:span></text:span>, return <text:span text:style-name="Source_20_Text"><text:span text:style-name="T2">0</text:span></text:span>.</text:p>
      <text:p text:style-name="P5"> </text:p>
      <text:p text:style-name="P5"><text:span text:style-name="Strong_20_Emphasis"><text:span text:style-name="T1">Example 1:</text:span></text:span></text:p>
      <text:p text:style-name="P4"><text:span text:style-name="Strong_20_Emphasis"><text:span text:style-name="T1">Input:</text:span></text:span> nums = [6,0,8,2,1,5]</text:p>
      <text:p text:style-name="P4"><text:span text:style-name="Strong_20_Emphasis"><text:span text:style-name="T1">Output:</text:span></text:span> 4</text:p>
      <text:p text:style-name="P3"><text:span text:style-name="Strong_20_Emphasis"><text:span text:style-name="T1">Explanation:</text:span></text:span> The maximum width ramp is achieved at (i, j) = (1, 5): nums[1] = 0 and nums[5] = 5.</text:p>
      <text:p text:style-name="P5"><text:span text:style-name="Strong_20_Emphasis"><text:span text:style-name="T1">Example 2:</text:span></text:span></text:p>
      <text:p text:style-name="P4"><text:span text:style-name="Strong_20_Emphasis"><text:span text:style-name="T1">Input:</text:span></text:span> nums = [9,8,1,0,1,9,4,0,4,1]</text:p>
      <text:p text:style-name="P4"><text:span text:style-name="Strong_20_Emphasis"><text:span text:style-name="T1">Output:</text:span></text:span> 7</text:p>
      <text:p text:style-name="P3"><text:span text:style-name="Strong_20_Emphasis"><text:span text:style-name="T1">Explanation:</text:span></text:span> The maximum width ramp is achieved at (i, j) = (2, 9): nums[2] = 1 and nums[9] = 1.</text:p>
      <text:p text:style-name="P5"> </text:p>
      <text:p text:style-name="P5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2 &lt;= nums.length &lt;= 5 * 10</text:span></text:span><text:span text:style-name="Source_20_Text"><text:span text:style-name="T3">4</text:span></text:span></text:p>
        </text:list-item>
        <text:list-item>
          <text:p text:style-name="P7"><text:span text:style-name="Source_20_Text"><text:span text:style-name="T2">0 &lt;= nums[i] &lt;= 5 * 10</text:span></text:span><text:span text:style-name="Source_20_Text"><text:span text:style-name="T3">4</text:span></text:span></text:p>
        </text:list-item>
      </text:list>
      <text:p text:style-name="Text_20_body"><text:span text:style-name="Strong_20_Emphasis"/></text:p>
      <text:h text:style-name="P1" text:outline-level="1">962. Maximum Width Ramp</text:h>
      <text:p text:style-name="P8">/*</text:p>
      <text:p text:style-name="P8"><text:s text:c="4"/>Stack</text:p>
      <text:p text:style-name="P8"><text:s text:c="4"/>Time complexity: O(n)</text:p>
      <text:p text:style-name="P8"><text:s text:c="4"/>Space complexity: O(n)</text:p>
      <text:p text:style-name="P8">*/</text:p>
      <text:p text:style-name="P8">class Solution {</text:p>
      <text:p text:style-name="P8"><text:s text:c="4"/>public:</text:p>
      <text:p text:style-name="P8"><text:s text:c="8"/>int maxWidthRamp(std::vector&lt;int&gt;&amp; nums) {</text:p>
      <text:p text:style-name="P9"><text:s text:c="12"/>int n=nums.size();</text:p>
      <text:p text:style-name="P8"><text:s text:c="12"/>std::stack&lt;int&gt; st;</text:p>
      <text:p text:style-name="P8"><text:s text:c="12"/>for (int i=0;i&lt;n;++i) {</text:p>
      <text:p text:style-name="P8"><text:s text:c="16"/>if (st.empty() || nums[st.top()]&gt;nums[i]) st.push(i);</text:p>
      <text:p text:style-name="P8"><text:s text:c="12"/>}</text:p>
      <text:p text:style-name="P10"><text:s text:c="12"/>int ans=0;</text:p>
      <text:p text:style-name="P8"><text:s text:c="12"/>for (int i=n-1;!st.empty()&amp;&amp;i&gt;=0;--i){</text:p>
      <text:p text:style-name="P8"><text:s text:c="16"/>while (!st.empty() &amp;&amp; nums[st.top()]&lt;=nums[i]){</text:p>
      <text:p text:style-name="P8"><text:s text:c="20"/>ans = std::max(ans,i-st.top());</text:p>
      <text:p text:style-name="P8"><text:s text:c="20"/>st.pop();</text:p>
      <text:p text:style-name="P8"><text:s text:c="16"/>}</text:p>
      <text:p text:style-name="P8"><text:s text:c="12"/>}</text:p>
      <text:p text:style-name="P8"/>
      <text:p text:style-name="P8"><text:s text:c="12"/>return ans;</text:p>
      <text:p text:style-name="P8"><text:s text:c="4"/>}</text:p>
      <text:p text:style-name="P8">};</text:p>
      <text:h text:style-name="P2" text:outline-level="1">962. Maximum Width Ramp</text:h>
      <text:p text:style-name="P8">class Solution {</text:p>
      <text:p text:style-name="P8"><text:s text:c="4"/>public:</text:p>
      <text:p text:style-name="P8"><text:s text:c="8"/>int maxWidthRamp(std::vector&lt;int&gt;&amp; nums){</text:p>
      <text:p text:style-name="P13"><text:s text:c="12"/>int n=nums.size();</text:p>
      <text:p text:style-name="P8"><text:s text:c="12"/>std::vector&lt;int&gt; max_suff(n);</text:p>
      <text:p text:style-name="P8"><text:s text:c="12"/>max_suff[n-1]=nums[n-1];</text:p>
      <text:p text:style-name="P11"><text:s text:c="12"/>for(int i=n-2;i&gt;=0;--i)</text:p>
      <text:p text:style-name="P11"><text:tab/><text:tab/><text:tab/>max_suff[i]=std::max(max_suff[i+1],nums[i]);</text:p>
      <text:p text:style-name="P8"><text:s text:c="12"/></text:p>
      <text:p text:style-name="P8"><text:s text:c="12"/>int ans=0,i=0,j=0;</text:p>
      <text:p text:style-name="P8"><text:s text:c="12"/>while(i&lt;n&amp;&amp;j&lt;n){</text:p>
      <text:p text:style-name="P12"><text:s text:c="16"/>while(j&lt;n &amp;&amp; nums[i]&lt;=max_suff[j]) j++;</text:p>
      <text:p text:style-name="P12"><text:s text:c="16"/>ans=std::max(ans,j-i-1);</text:p>
      <text:p text:style-name="P8"><text:s text:c="16"/>i++;</text:p>
      <text:p text:style-name="P8"><text:s text:c="12"/>}</text:p>
      <text:p text:style-name="P8"><text:s text:c="12"/>return an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Arabic1" style:font-family-complex="'Noto Sans Arabic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22:09:02.001357253</meta:creation-date>
    <dc:date>2024-10-11T09:47:45.231459740</dc:date>
    <meta:editing-duration>PT29M50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3" meta:paragraph-count="60" meta:word-count="221" meta:character-count="1756" meta:non-whitespace-character-count="1202"/>
  </office:meta>
</office:document-meta>
</file>